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style:style style:name="T469" style:family="text">
      <style:text-properties officeooo:rsid="0201298c"/>
    </style:style>
    <style:style style:name="T470" style:family="text">
      <style:text-properties officeooo:rsid="0202aab7"/>
    </style:style>
    <style:style style:name="T471" style:family="text">
      <style:text-properties officeooo:rsid="02031275"/>
    </style:style>
    <style:style style:name="T472" style:family="text">
      <style:text-properties officeooo:rsid="020405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text:span><text:span text:style-name="T469">C</text:span><text:span text:style-name="T468">hief goes back? Honestly? You have to wait around nine months for him to show up? That’s ridiculous.”</text:span></text:p>
      <text:p text:style-name="P62"><text:s text:c="5"/><text:span text:style-name="T468">Russ nodded. “Maybe, but it’s all we’ve got.”</text:span></text:p>
      <text:p text:style-name="P62"><text:s text:c="5"/><text:span text:style-name="T469">Russ stepped to the center of the room. “I’ll be back.” He opened a vortex and stepped into time.</text:span></text:p>
      <text:p text:style-name="P62"><text:s text:c="5"/><text:span text:style-name="T469">Stepping out of the vortex, Russ saw Chicago of 2012. </text:span><text:span text:style-name="T470">Nothing crazy was happening thankfully. He decided he needed to get work and fast. He couldn’t sleep on the street during winter that much was certain.</text:span></text:p>
      <text:p text:style-name="P62"><text:s text:c="5"/><text:span text:style-name="T471">Russ wondered where Chief would arrive in nine months. He had the time to try and guess </text:span><text:span text:style-name="T472">that was for s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8:09:55.505000000</dc:date>
    <meta:editing-cycles>504</meta:editing-cycles>
    <meta:generator>LibreOffice/7.4.1.2$Windows_X86_64 LibreOffice_project/3c58a8f3a960df8bc8fd77b461821e42c061c5f0</meta:generator>
    <meta:editing-duration>PT14H50M31S</meta:editing-duration>
    <meta:document-statistic meta:table-count="0" meta:image-count="0" meta:object-count="0" meta:page-count="74" meta:paragraph-count="955" meta:word-count="18493" meta:character-count="104467" meta:non-whitespace-character-count="82361"/>
  </office:meta>
</office:document-meta>
</file>